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30"/>
        <table:table-column table:style-name="co4" table:default-cell-style-name="ce19"/>
        <table:table-column table:style-name="co5" table:default-cell-style-name="ce21"/>
        <table:table-column table:style-name="co6" table:default-cell-style-name="ce30"/>
        <table:table-column table:style-name="co7" table:number-columns-repeated="2" table:default-cell-style-name="Default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ctualizar Contraseña</text:p>
          </table:table-cell>
          <table:covered-table-cell table:number-columns-repeated="4" table:style-name="ce60"/>
          <table:table-cell table:number-columns-repeated="2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</text:p>
          </table:table-cell>
          <table:covered-table-cell table:number-columns-repeated="4" table:style-name="ce60"/>
          <table:table-cell table:number-columns-repeated="2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l sistema y dirigirse a “Cuenta”</text:p>
          </table:table-cell>
          <table:covered-table-cell table:number-columns-repeated="4" table:style-name="ce60"/>
          <table:table-cell table:number-columns-repeated="2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actualiza el dato Contraseña del Usuario en la BD del sistema</text:p>
          </table:table-cell>
          <table:covered-table-cell table:number-columns-repeated="4" table:style-name="ce60"/>
          <table:table-cell table:number-columns-repeated="2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1,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4"/>
          <table:covered-table-cell table:number-columns-repeated="4" table:style-name="ce58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Usuario pueda actualizar una contraseña</text:p>
          </table:table-cell>
          <table:covered-table-cell table:style-name="ce24"/>
          <table:covered-table-cell table:number-columns-repeated="4" table:style-name="ce58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4"/>
          <table:covered-table-cell table:number-columns-repeated="4" table:style-name="ce58"/>
          <table:table-cell table:style-name="ce35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 de escoger la opción “Actualizar Contraseña”, el sistema le mostrará una pestaña donde ingresará la contraseña actual y</text:p>
          </table:table-cell>
          <table:covered-table-cell table:number-columns-repeated="5" table:style-name="ce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6" table:number-rows-spanned="1">
            <text:p>la contraseña nueva dos veces. El usuario verificará y dará al botón “Actualizar” y el sistema le mostrará un mensaje de éxito</text:p>
          </table:table-cell>
          <table:covered-table-cell table:number-columns-repeated="5" table:style-name="ce58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  <table:table-cell table:number-columns-repeated="2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escoge la opción de “Actualizar Contraseña”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le muestra una pestaña con tres campos para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lenar, el primero es la contraseña actual de la cuenta, el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3"/>
          <table:table-cell office:value-type="string" calcext:value-type="string" table:number-columns-spanned="2" table:number-rows-spanned="1">
            <text:p>segundo es la nueva contraseña y el tercer campo le pide</text:p>
          </table:table-cell>
          <table:covered-table-cell table:style-name="Default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vuelva a verificar la nueva contraseña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Usuario ingresa su contraseña actual, después ingres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2" table:number-rows-spanned="1">
            <text:p>la nueva contraseña y finalmente verifica la nueva contra-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2" table:number-rows-spanned="1">
            <text:p>seña en el último campo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Usuario verifica los datos ingresados y da al botón de 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muestra una ventana pidiendo que al usuario</text:p>
          </table:table-cell>
          <table:covered-table-cell/>
          <table: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2" table:number-rows-spanned="1">
            <text:p>“Actualizar”</text:p>
          </table:table-cell>
          <table:covered-table-cell/>
          <table:table-cell/>
          <table:table-cell office:value-type="string" calcext:value-type="string" table:number-columns-spanned="2" table:number-rows-spanned="1">
            <text:p>que confirme su elección de actualizar su contraseña</text:p>
          </table:table-cell>
          <table:covered-table-cell/>
          <table:table-cell table:number-columns-repeated="2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Usuario pulsa el botón “Confirmar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la contraseña actual este asociada</text:p>
          </table:table-cell>
          <table:covered-table-cell/>
          <table:table-cell/>
          <table:table-cell table:style-name="ce35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 la dirección de correo actual en la sesión vigente</text:p>
          </table:table-cell>
          <table:covered-table-cell/>
          <table:table-cell table:number-columns-repeated="2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verifica que los campos de Contraseña Nueva y</text:p>
          </table:table-cell>
          <table:covered-table-cell/>
          <table:table-cell table:number-columns-repeated="2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Verificar Contraseña cumplan con los mínimos requerimien</text:p>
          </table:table-cell>
          <table:covered-table-cell/>
          <table:table-cell table:number-columns-repeated="2"/>
        </table:table-row>
        <table:table-row table:style-name="ro2">
          <table:table-cell table:style-name="ce19"/>
          <table:table-cell table:style-name="ce26" table:number-columns-spanned="2" table:number-rows-spanned="1"/>
          <table:covered-table-cell table:style-name="ce31"/>
          <table:table-cell/>
          <table:table-cell office:value-type="string" calcext:value-type="string" table:number-columns-spanned="2" table:number-rows-spanned="1">
            <text:p>tos de una contraseña: 1 letra Mayúscula, 1 carácter numé-</text:p>
          </table:table-cell>
          <table:covered-table-cell/>
          <table:table-cell table:number-columns-repeated="2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co y un símbolo # $ % &amp; ' ( )* +,- . / : ; &lt; = &gt; ? @ [ \ ] ^ _`</text:p>
          </table:table-cell>
          <table:covered-table-cell/>
          <table:table-cell table:number-columns-repeated="2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table:style-name="ce26" office:value-type="string" calcext:value-type="string" table:number-columns-spanned="2" table:number-rows-spanned="1">
            <text:p>{ | } ~ y una longitud mínima de 8 caracteres, finalmente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5"/>
          <table:table-cell office:value-type="string" calcext:value-type="string" table:number-columns-spanned="2" table:number-rows-spanned="1">
            <text:p>confirma que las dos contraseñas sean iguales</text:p>
          </table:table-cell>
          <table:covered-table-cell/>
          <table:table-cell table:number-columns-repeated="2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5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muestra un mensaje de éxito informando al</text:p>
          </table:table-cell>
          <table:covered-table-cell/>
          <table:table-cell table:number-columns-repeated="2"/>
        </table:table-row>
        <table:table-row table:style-name="ro2">
          <table:table-cell table:style-name="ce15"/>
          <table:table-cell table:number-columns-spanned="2" table:number-rows-spanned="1"/>
          <table:covered-table-cell/>
          <table:table-cell table:style-name="ce15"/>
          <table:table-cell office:value-type="string" calcext:value-type="string" table:number-columns-spanned="2" table:number-rows-spanned="1">
            <text:p>Usuario de la actualización de la contraseña y el sistema</text:p>
          </table:table-cell>
          <table:covered-table-cell/>
          <table:table-cell table:number-columns-repeated="2"/>
        </table:table-row>
        <table:table-row table:style-name="ro2">
          <table:table-cell table:style-name="ce15"/>
          <table:table-cell table:number-columns-spanned="2" table:number-rows-spanned="1"/>
          <table:covered-table-cell/>
          <table:table-cell table:style-name="ce15"/>
          <table:table-cell office:value-type="string" calcext:value-type="string" table:number-columns-spanned="2" table:number-rows-spanned="1">
            <text:p>regresa a la pestaña “Cuenta”</text:p>
          </table:table-cell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El Usuario elige la opción “Cancelar”, la ventana emergente desaparece y se sigue mostrando la pestaña anterior sin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cambios en los campos ingresados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sistema muestra un mensaje de advertencia debido a que la contraseña actual no coincide con la contraseña aso-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ciada a la dirección de correo de la sesión activa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El sistema muestra un mensaje de advertencia debido a que una de los campos con la contraseña nueva no cumple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con los requisitos mínimos para su actualización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El sistema muestra un mensaje de advertencia debido a que los campos con la nueva contraseña no coinciden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 table:number-columns-spanned="5" table:number-rows-spanned="1">
            <text:p>El sistema muestra un mensaje de advertencia debido a que alguno de los campos necesarios se encuentran vacíos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El sistema muestra un mensaje de error debido a un error desconocido y pide al Usuario que intente la actualización</text:p>
          </table:table-cell>
          <table:covered-table-cell/>
          <table:covered-table-cell table:style-name="ce30"/>
          <table:covered-table-cell table:number-columns-repeated="2"/>
          <table:table-cell table:number-columns-repeated="2"/>
        </table:table-row>
        <table:table-row table:style-name="ro2">
          <table:table-cell table:style-name="ce23"/>
          <table:table-cell table:style-name="ce24" office:value-type="string" calcext:value-type="string" table:number-columns-spanned="5" table:number-rows-spanned="1">
            <text:p>de la contraseña más tarde otra vez</text:p>
          </table:table-cell>
          <table:covered-table-cell table:number-columns-repeated="4" table:style-name="ce58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1:45:18.3456385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1:45:38.427622469</dc:date>
    <meta:editing-duration>PT2H37M53S</meta:editing-duration>
    <meta:editing-cycles>40</meta:editing-cycles>
    <meta:generator>LibreOffice/6.2.7.1$Linux_X86_64 LibreOffice_project/20$Build-1</meta:generator>
    <meta:document-statistic meta:table-count="1" meta:cell-count="72" meta:object-count="0"/>
  </office:meta>
</office:document-meta>
</file>